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29fcf"/>
      <style:text-properties fo:color="#fff5ce"/>
    </style:style>
    <style:style style:name="ce3" style:family="table-cell" style:parent-style-name="Default" style:data-style-name="N104">
      <style:table-cell-properties fo:background-color="#ffff00"/>
    </style:style>
    <style:style style:name="ce4" style:family="table-cell" style:parent-style-name="Default" style:data-style-name="N104">
      <style:table-cell-properties fo:background-color="#729fcf"/>
      <style:text-properties fo:color="#fff5ce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JERCICIO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 compañía desea conocer en el mes de enero, el valor presente del costo de alquiler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icinas administrativas para ese año, si este se ha estimado en Q. 2,200.00 mensualmente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rementando Q. 120.00 mensuales a una tasa de interés del 4% mensu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ular el valor acumulado que se pagará al final del mismo año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elva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. Valor presente de la Anualida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. Valor futuro (total a pagar en el añ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. Elabore diagrama de flujo de efectivo.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ORMULA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+</text:p>
          </table:table-cell>
          <table:table-cell table:style-name="ce5" table:formula="of:=[.$B$15]*(((1+[.$B$14])^[.$B$13]-1)/([.$B$14]*(1+[.$B$14])^[.$B$13]))+[.$B$12]*(((1+[.$B$14])^[.$B$13]-([.$B$14]*[.$B$13])-1)/([.$B$14]^2*(1+[.$B$14])^[.$B$13]))" office:value-type="currency" office:currency="USD" office:value="26316.8897697092" calcext:value-type="currency">
            <text:p>$26,316.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-</text:p>
          </table:table-cell>
          <table:table-cell table:style-name="ce5" table:formula="of:=[.$B$15]*(((1+[.$B$14])^[.$B$13]-1)/([.$B$14]*(1+[.$B$14])^[.$B$13]))-[.$B$12]*(((1+[.$B$14])^[.$B$13]-([.$B$14]*[.$B$13])-1)/([.$B$14]^2*(1+[.$B$14])^[.$B$13]))" office:value-type="currency" office:currency="USD" office:value="14977.4347764837" calcext:value-type="currency">
            <text:p>$14,977.43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INCISO A</text:p>
          </table:table-cell>
          <table:table-cell table:style-name="ce1" office:value-type="string" calcext:value-type="string">
            <text:p>VP</text:p>
          </table:table-cell>
          <table:table-cell table:style-name="ce3" table:formula="of:=[.E14]" office:value-type="currency" office:currency="USD" office:value="26316.8897697092" calcext:value-type="currency">
            <text:p>$26,316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SO B</text:p>
          </table:table-cell>
          <table:table-cell table:style-name="ce2" office:value-type="string" calcext:value-type="string">
            <text:p>VF</text:p>
          </table:table-cell>
          <table:table-cell table:style-name="ce4" table:formula="of:=[.C20]*(1+[.B14])^[.B13]" office:value-type="currency" office:currency="USD" office:value="42134.1884137986" calcext:value-type="currency">
            <text:p>$42,134.1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CISO 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0:50:22.092996831</meta:creation-date>
    <dc:date>2024-08-09T21:01:47.797579564</dc:date>
    <meta:editing-duration>PT47S</meta:editing-duration>
    <meta:editing-cycles>1</meta:editing-cycles>
    <meta:document-statistic meta:table-count="1" meta:cell-count="29" meta:object-count="0"/>
    <meta:generator>LibreOffice/24.2.5.2$Linux_X86_64 LibreOffice_project/420$Build-2</meta:generator>
  </office:meta>
</office:document-meta>
</file>